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HG Mincho Light J" svg:font-family="'HG Mincho Light J', 'Times New Roman'"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cm" fo:margin-bottom="0.499cm" fo:line-height="150%" fo:text-align="justify" style:justify-single-word="false" fo:text-indent="0cm" style:auto-text-indent="false"/>
      <style:text-properties style:font-name="Times2" fo:font-size="12pt"/>
    </style:style>
    <style:style style:name="P2" style:family="paragraph" style:parent-style-name="SBC_3a_reference">
      <style:paragraph-properties fo:orphans="0" fo:widows="0" fo:hyphenation-ladder-count="no-limit" style:writing-mode="lr-tb"/>
      <style:text-properties fo:hyphenate="false" fo:hyphenation-remain-char-count="2" fo:hyphenation-push-char-count="2"/>
    </style:style>
    <style:style style:name="P3" style:family="paragraph" style:parent-style-name="SBC_3a_paragraph">
      <style:paragraph-properties fo:orphans="0" fo:widows="0" fo:hyphenation-ladder-count="no-limit" style:writing-mode="lr-tb"/>
      <style:text-properties fo:hyphenate="false" fo:hyphenation-remain-char-count="2" fo:hyphenation-push-char-count="2"/>
    </style:style>
    <style:style style:name="P4" style:family="paragraph" style:parent-style-name="SBC_3a_title" style:master-page-name="Standard">
      <style:paragraph-properties style:page-number="auto"/>
    </style:style>
    <style:style style:name="P5" style:family="paragraph" style:parent-style-name="SBC_3a_title_3a_1">
      <style:paragraph-properties fo:orphans="0" fo:widows="0" fo:hyphenation-ladder-count="no-limit" style:writing-mode="lr-tb"/>
      <style:text-properties fo:hyphenate="false" fo:hyphenation-remain-char-count="2" fo:hyphenation-push-char-count="2"/>
    </style:style>
    <style:style style:name="P6" style:family="paragraph" style:parent-style-name="SBC_3a_title_3a_2">
      <style:paragraph-properties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7" style:family="paragraph" style:parent-style-name="SBC_3a_title_3a_2">
      <style:paragraph-properties fo:orphans="0" fo:widows="0" fo:hyphenation-ladder-count="no-limit" style:writing-mode="lr-tb"/>
      <style:text-properties fo:hyphenate="false" fo:hyphenation-remain-char-count="2" fo:hyphenation-push-char-count="2"/>
    </style:style>
    <style:style style:name="P8"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9"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10"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1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12"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0% 100%"/>
    </style:style>
    <style:style style:name="T7" style:family="text">
      <style:text-properties style:text-position="0% 100%" fo:font-style="normal" style:font-style-asian="normal" style:font-style-complex="normal"/>
    </style:style>
    <style:style style:name="T8" style:family="text">
      <style:text-properties fo:color="#000000" style:font-name="Times2"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T9" style:family="text">
      <style:text-properties fo:color="#000000" style:font-name="Times" fo:font-size="12pt" fo:language="pt" fo:country="BR" fo:font-style="normal" fo:font-weight="normal" style:font-name-asian="Times New Roman" style:font-size-asian="12pt" style:language-asian="pt" style:country-asian="BR" style:font-style-asian="normal" style:font-name-complex="Times New Roman" style:font-size-complex="10pt" style:font-style-complex="normal"/>
    </style:style>
    <style:style style:name="T10" style:family="text">
      <style:text-properties fo:color="#000000" style:font-name="Times" fo:font-size="12pt" fo:language="pt" fo:country="BR" fo:font-style="normal" fo:font-weight="bold" style:font-name-asian="Times New Roman" style:font-size-asian="12pt" style:language-asian="pt" style:country-asian="BR" style:font-style-asian="normal" style:font-weight-asian="bold" style:font-name-complex="Times New Roman" style:font-size-complex="10pt" style:font-style-complex="normal" style:font-weight-complex="bold"/>
    </style:style>
    <style:style style:name="T11" style:family="text">
      <style:text-properties style:font-name="Times" fo:font-size="12pt" fo:font-style="normal" style:font-name-asian="Times New Roman" style:font-size-asian="12pt" style:font-style-asian="normal" style:font-name-complex="Times New Roman" style:font-size-complex="10pt" style:font-style-complex="normal"/>
    </style:style>
    <style:style style:name="T12" style:family="text">
      <style:text-properties style:font-name="Times" fo:font-size="12pt" style:font-name-asian="Times New Roman" style:font-size-asian="12pt" style:font-name-complex="Times New Roman" style:font-size-complex="10pt"/>
    </style:style>
    <style:style style:name="T13" style:family="text">
      <style:text-properties style:font-name="Times" fo:font-size="12pt" fo:font-weight="bold" style:font-name-asian="Times New Roman" style:font-size-asian="12pt" style:font-name-complex="Times New Roman" style:font-size-complex="10pt"/>
    </style:style>
    <style:style style:name="T14" style:family="text">
      <style:text-properties style:use-window-font-color="true" style:font-name="Times" style:font-name-asian="Times New Roman" style:font-size-asian="12pt" style:font-name-complex="Times New Roman"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3">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3">Resumo.</text:span> Com o crescimento da Web 2.0, pode-se observar uma quantidade cada vez maior de dados circulando pela Internet. Comparados com os sistemas presentes na web no início da década de 2000, as redes sociais, mecanismos de busca, portais de notícia, entre outros serviços web da atualidade, possuem um volume de tráfego e armazenamento de dados enorme. As grandes bases de dados desses sistemas são conhecidas como Big Data (LIN e DYER, 2010).</text:p>
      <text:p text:style-name="SBC_3a_resumo">Nesse contexto, os modelos de armazenamento de dados existentes não atendem a demanda desses grandes fluxos de informação. Para resolver esse problema, foram desenvolvidos soluções específicas para lidar com Big Data (VARLEY, AZIZ, A. e AZIZ, C., 2009)⁠. O objetivo desse trabalho é analisar algumas dessas soluções. <text:s/>Pretende-se usar o modelo de processamento distribuído de dados MapReduce desenvolvido pela Google, através da implementação de condigo fonte aberto desse modelo: o Hadoop.</text:p>
      <text:p text:style-name="SBC_3a_resumo">Serão analisados dados a respeito das olimpíadas de Londres 2012 provenientes do Twitter, que é a ferramenta de micro blogs mais utilizada na atualidade (JAVA, SONG e FININ, 2007; ZAGO, 2009)⁠. A parir desses dados pode-se obter informações do tipo: tópicos mais comentados, usuários mais influentes, períodos onde mais se comentou determinados assuntos, além de dados a respeito do desempenho do Hadoop nessas tarefas.</text:p>
      <text:p text:style-name="SBC_3a_resumo"><text:soft-page-break/>Assim espera-se demonstrar a possibilidade do uso do Hadoop para análise de dados provenientes de redes sociais, gerando dados estatísticos sobre a repercussão de determinado assunto nesses meios de comunicação.</text:p>
      <text:h text:style-name="SBC_3a_title_3a_1" text:outline-level="1">Introdução</text:h>
      <text:p text:style-name="SBC_3a_paragraph_3a_first">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BRITO, 2010)⁠.</text:p>
      <text:p text:style-name="SBC_3a_paragraph">Uma das soluções encontradas foi o modelo de programação chamado MapReduce, desenvolvido pela Google. Esse modelo possibilita se trabalhar com processamento paralelo de dados, abstraindo todas as rotinas que cuidam do paralelismo do processamento, deixando para o desenvolvedor cuidar apenas da tarefa propriamente dia. A forma como o MapReduce faz isso será abordada nas próximas seções desse trabalho. </text:p>
      <text:p text:style-name="SBC_3a_paragraph">Nesse trabalho, pretende-se demonstrar o uso do modelo MapReduce para analise de dados provenientes das redes sociais, através de sua implementação open source, <text:s/>o Hadoop. Esses dados coletados do Twitter a partir das publicações dos usuários do serviço a respeito das olimpíadas de Londres 2012. O Twitter foi escolhido como fonte de dados devido a sua grande popularidade, contando com milhões de usuários. A maioria desses usuários possui a cultura de destacar os assuntos das postagens com marcadores específicos, chamados de hashtags, o que facilita a busca por temas mais populares entre os usuários. <text:s/>A escolha das olimpíadas se deve ao fato da grande repercussão desse evento esportivo na mídia mundial e consequentemente no Twitter.</text:p>
      <text:p text:style-name="SBC_3a_paragraph">Nas seções a seguir serão abordados os principais assuntos pertinentes ao presente trabalho, fazendo uma contextualização e conceituação dos tópicos mais importantes dentro de cada assunto.</text:p>
      <text:h text:style-name="SBC_3a_title_3a_1" text:outline-level="1">Big Data</text:h>
      <text:p text:style-name="SBC_3a_paragraph_3a_first">Um dos conceitos de big data pode ser definido como: “Conjunto de dados cujo tamanho está além das capacidades das atuais tecnologias de bancos de dados” (THANOS, MANEGOLD e KERSTEN, 2012)⁠. Isso significa que a partir do momento que uma base de dados atinge um tamanho, ou um nível de complexidade que torna inviável seu gerenciamento pelos modelos clássicos de armazenamento de dados, como o modelo relacional, essa base pode ser considerada big data</text:p>
      <text:h text:style-name="SBC_3a_title_3a_2" text:outline-level="2">Bancos de dados relacionais e não relacionais</text:h>
      <text:p text:style-name="SBC_3a_paragraph_3a_first">Durante muitos anos o modelo relacional foi amplamente utilizado para armazenamento de dados nos mais variados tipos de sistemas, sendo a base dos SGBD's (Sistemas de Gerencimento de Bancos de Dados) que ainda são líderes de mercado, como MySQL, <text:soft-page-break/>SQL Server, Oracle, e PostgreSQL. Porém, com o crescimento cada vez maior do volume de dados de alguns sistemas, principalmente dos serviços disponibilizados na Internet, o modelo relacional passou a não atender totalmente às necessidades desses sistemas, e assim surgiram novos conceitos de armazenamento de dados. Os SGBD's criados seguindo esses novos modelos são chamados de bancos de dados não relacionais, também conhecidos como NoSQL (BRITO, 2010)⁠. </text:p>
      <text:p text:style-name="SBC_3a_paragraph">Dentro do universo dos bancos de dados NoSQL vários modelos de armazenamento foram propostos. Dentre eles, De Diana e Gerosa (DIANA, DE e GEROSA, 2010)⁠ destacam como os principais: Bancos de dados orientados a documentos; Armazéns chave-valor; Bancos de dados de famílias de colunas; Bancos de dados orientados a grafos.</text:p>
      <text:h text:style-name="P6" text:outline-level="2">MapReduce</text:h>
      <text:p text:style-name="SBC_3a_paragraph_3a_first">Os bancos de dados NoSQL resolveram grande parte do problema de armazenamento de grandes volumes de dados ao se lidar com <text:span text:style-name="T4">big data, </text:span><text:span text:style-name="T5">isso se deve a algumas características comuns entre eles, a maioria é: distribuído, escalável, não possui <text:s/>esquema ou possui esquema flexível, e suporte nativo a replicação </text:span><text:reference-mark-start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eNTsMFmn5O"/><text:span text:style-name="T7">(DIANA, DE e GEROSA, 2010)</text:span><text:reference-mark-end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eNTsMFmn5O"/><text:span text:style-name="T5">⁠. Porém, quando além do armazenamento dos dados, existe a necessidade de constante <text:s/>processamento e análise de grandes quantidades de dados, outros conceitos surgiram para tornar essa tarefa mais simples e rápida. O principal <text:s/>conceito nesse sentido é o MapReduce.</text:span></text:p>
      <text:p text:style-name="SBC_3a_paragraph">MapReduce é um modelo desenvolvido pela Google para processamento distribuído de grandes quantidades de dados. Ele permite que todo o trabalho seja feito a partir de duas funções básicas definidas pelo usuário: <text:span text:style-name="T4">map </text:span><text:span text:style-name="T5">e</text:span><text:span text:style-name="T4"> reduce</text:span><text:span text:style-name="T5">, e se encarrega de abstrair toda parte de paralelização do processamento, balanceamento de carga entre as máquinas e tolerância a falhas na leitura ou escrita dos dados, como falhas em software e ate mesmo no hardware </text:span><text:reference-mark-start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3qQC19c56"/><text:span text:style-name="T7">(DEAN e GHEMAWAT, 2004)</text:span><text:reference-mark-end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3qQC19c56"/><text:span text:style-name="T5">⁠.</text:span></text:p>
      <text:p text:style-name="SBC_3a_paragraph">Map <text:span text:style-name="T5">é responsável por gerar uma serie intermediária de pares chave/valor a partir de uma entrada. </text:span>Reduce <text:span text:style-name="T5">é responsável por juntar todos os valores intermediários associados a uma mesma chave intermediaria gerando a solução final </text:span><text:reference-mark-start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vqrUrN7RZp"/><text:span text:style-name="T7">(DEAN e GHEMAWAT, 2004)</text:span><text:reference-mark-end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vqrUrN7RZp"/><text:span text:style-name="T5">⁠.</text:span></text:p>
      <text:p text:style-name="SBC_3a_paragraph"><text:span text:style-name="T5">A implementação homônima desse modelo criada pela Google é proprietária, e seu código não está disponível ao público. Porém, existem implementações </text:span>opensource<text:span text:style-name="T5"> do MapReduce, a mais difundida delas é o Hadoop, que foi desenvolvido em 2004 por Doug Cutting e recebeu apoio de empresas como Yahoo!, e também <text:s/>da comunidade acadêmica. O Hadoop implementa o modelo </text:span>MapReduce<text:span text:style-name="T5"> de forma análoga a do Google, tendo como objetivo facilitar o trabalho do desenvolvedor. Desde janeiro de 2008 o Hadoop é mantido pela </text:span>Apache Software Foudation<text:span text:style-name="T5">.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yjFv8S0y29"/><text:span text:style-name="T7">(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yjFv8S0y29"/><text:span text:style-name="T5">⁠.</text:span></text:p>
      <text:p text:style-name="SBC_3a_paragraph"><text:span text:style-name="T5">As duas implementações do modelo </text:span>MapReduce<text:span text:style-name="T5"> foram construídas de forma que seja possível usar hardware de baixo poder de processamento, e consequentemente de custo baixo. Apenas aumentando o numero de máquinas que executam as tarefas, garante-se que o desempenho também aumente. Utilizando maior quantidade de maquinas, pode-se ter uma maior distribuição dos dados, assim se uma máquina falhar, diminui-se a possibilidade de perda de dados, e diminui também o impacto no </text:span><text:soft-page-break/><text:span text:style-name="T5">desempenho geral do conjunto </text:span><text:reference-mark-start text:name="ADDIN CSL_CITATION {&quot;mendeley&quot;: {&quot;previouslyFormattedCitation&quot;: &quot;(DEAN e GHEMAWAT, 2008; 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T3t357FbqZ"/><text:span text:style-name="T7">(DEAN e GHEMAWAT, 2008; TAYLOR, 2010)</text:span><text:reference-mark-end text:name="ADDIN CSL_CITATION {&quot;mendeley&quot;: {&quot;previouslyFormattedCitation&quot;: &quot;(DEAN e GHEMAWAT, 2008; 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T3t357FbqZ"/><text:span text:style-name="T5">⁠.</text:span></text:p>
      <text:p text:style-name="P3"><text:span text:style-name="T5">Tanto MapReduce quanto Hadoop são compostos por duas camadas: uma de armazenamento de </text:span><text:span text:style-name="T11">dados</text:span><text:span text:style-name="T5"> e uma de processamento de dados. No MapReduce, a camada de armazenamento se chama GFS (Google File System) e no Hadoop HDFS (Hadoop Distributed File System)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chapter&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H1f7Rs9bVE"/><text:span text:style-name="T7">(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chapter&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H1f7Rs9bVE"/><text:span text:style-name="T5">⁠. Esses sistemas de arquivos distribuídos são responsáveis pela gravação, replicação, acesso, e integridade dos dados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iQ5Zvwx2OX"/><text:span text:style-name="T7">(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iQ5Zvwx2OX"/><text:span text:style-name="T5">⁠.</text:span></text:p>
      <text:p text:style-name="P3">Outro importante projeto mantido pela Apache é o Hbase, que é um banco de dados não relacional distribuído e tolerante a falhas, baseado no Hadoop. O Hbase possibilita acesso em tempo real de leitura e escrita aos dados armazenados no HDFS. Apesar de não possuir uma linguagem nativa para consultas aos dados como o SQL, o Hbase possui integração <text:span text:style-name="T11">com</text:span> os projetos Hive e Hbql que permitem acesso de consulta e inserção em suas tabelas <text:reference-mark-start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book&quot;, &quot;id&quot;: &quot;ITEM-1&quot;}}], &quot;properties&quot;: {&quot;noteIndex&quot;: 0}, &quot;schema&quot;: &quot;https://github.com/citation-style-language/schema/raw/master/csl-citation.json&quot;} RNDsCl5Tsezm0"/><text:span text:style-name="T6">(GEORGE, 2011)</text:span><text:reference-mark-end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book&quot;, &quot;id&quot;: &quot;ITEM-1&quot;}}], &quot;properties&quot;: {&quot;noteIndex&quot;: 0}, &quot;schema&quot;: &quot;https://github.com/citation-style-language/schema/raw/master/csl-citation.json&quot;} RNDsCl5Tsezm0"/>⁠.</text:p>
      <text:p text:style-name="P3">Assim como o Hbase, existem outros bancos de dados baseados no <text:span text:style-name="T4">MapReduce</text:span><text:span text:style-name="T5"> como o projeto que deu origem a ele, o Google BigTable que é construído sobre o GFS e o HadoopDB que é </text:span><text:span text:style-name="T11">uma</text:span><text:span text:style-name="T5"> forma híbrida do Hadoop</text:span><text:span text:style-name="T4"> </text:span><text:span text:style-name="T5">com o banco de dados relacional PostgreSQL </text:span><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quBjxGrDsi"/><text:span text:style-name="T7">(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quBjxGrDsi"/><text:span text:style-name="T5">⁠. Existem também outras alternativas que não são baseadas no Hadoop, mas são baseadas no conceito do Google BigTable, como os projetos HyperTable e Cassandra. E existem ainda outros bancos de dados não relacionais como o Redis, MongoDB, CouchDB, Neo4J, Voldemort, Dynamo, entre muitos outros que seguem as ideias dos modelos apresentados na seção 3.1</text:span><text:reference-mark-start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nGFl2Zf5lS"/><text:span text:style-name="T7">(DIANA, DE e GEROSA, 2010)</text:span><text:reference-mark-end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nGFl2Zf5lS"/><text:span text:style-name="T5">⁠. </text:span></text:p>
      <text:h text:style-name="P6" text:outline-level="2">Twitter</text:h>
      <text:p text:style-name="SBC_3a_paragraph_3a_first"><text:span text:style-name="T5">O Twitter, serviço de micro blogs lançado em 2006, é o mais utilizado da atualidade </text:span><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b41HBT9L4e"/><text:span text:style-name="T5">(ZAGO, 2009)</text:span><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b41HBT9L4e"/><text:span text:style-name="T7">⁠</text:span><text:span text:style-name="T5">. O serviço é usado para os mais variados fins, como por exemplo falar dos acontecimentos rotineiros ou sobre o que as pessoas estão fazendo, diálogos e comentários, compartilhamento de informações(geralmente via links externos), divulgação de notícias, entre outros </text:span><text:reference-mark-start text:name="ADDIN CSL_CITATION {&quot;mendeley&quot;: {&quot;previouslyFormattedCitation&quot;: &quot;(JAVA, SONG e FININ,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quot;, &quot;id&quot;: &quot;ITEM-1&quot;}}], &quot;properties&quot;: {&quot;noteIndex&quot;: 0}, &quot;schema&quot;: &quot;https://github.com/citation-style-language/schema/raw/master/csl-citation.json&quot;} RNDam5fM0cJ31"/><text:span text:style-name="T7">(JAVA, SONG e FININ, 2007)</text:span><text:reference-mark-end text:name="ADDIN CSL_CITATION {&quot;mendeley&quot;: {&quot;previouslyFormattedCitation&quot;: &quot;(JAVA, SONG e FININ,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quot;, &quot;id&quot;: &quot;ITEM-1&quot;}}], &quot;properties&quot;: {&quot;noteIndex&quot;: 0}, &quot;schema&quot;: &quot;https://github.com/citation-style-language/schema/raw/master/csl-citation.json&quot;} RNDam5fM0cJ31"/><text:span text:style-name="T5">⁠. Nesse serviço os usuários postam frases curtas, de no máximo 140 caracteres chamadas de </text:span><text:span text:style-name="T4">tweets. </text:span><text:span text:style-name="T5">Outros usuários podem repostar <text:s/>ou esses </text:span><text:span text:style-name="T4">tweets (retweet) </text:span><text:span text:style-name="T5">ou respondê-los (</text:span><text:span text:style-name="T4">reply), </text:span><text:span text:style-name="T5">criando assim, uma maior interação entre os usuários </text:span><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qwDc1gUfgH"/><text:span text:style-name="T7">(ZAGO, 2009)</text:span><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qwDc1gUfgH"/><text:span text:style-name="T5">⁠</text:span><text:span text:style-name="T4">. </text:span></text:p>
      <text:p text:style-name="P3">A escolha do Twitter como fonte de dados para esse trabalho se deve ao fato dele atualmente ser uma <text:span text:style-name="T11">das</text:span> ferramentas mais populares da Internet, unindo isso à facilidade da coleta dos dados através de sua API.</text:p>
      <text:h text:style-name="P7" text:outline-level="2">API <text:span text:style-name="T14">Twitter</text:span></text:h>
      <text:p text:style-name="P8">O Twitter permite que aplicativos desenvolvidos por terceiros gerenciem as contas dos seus <text:span text:style-name="T9">usuários</text:span>, podendo interagir com outros usuários, publicar, pesquisar, e visualizar dados <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fILhZWAjsF"/><text:span text:style-name="T6">(ZAGO, 2009)</text:span><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fILhZWAjsF"/>⁠. A interação entre esses aplicativos e o Twitter se da através de sua API (Aplication Progamming Interface). <text:s/></text:p>
      <text:p text:style-name="P3"><text:span text:style-name="T5">A API do Twitter funciona através do protocolo HTTP e por meio de requisições GET e POST ela </text:span><text:span text:style-name="T11">possibilita</text:span><text:span text:style-name="T5"> o recebimento e o envio de dados para o serviço. Para garantir a segurança dos dados dos usuários e o sigilo dos mesmos, no uso de </text:span><text:soft-page-break/><text:span text:style-name="T5">funcionalidades que alterem dados das contas, ou que possam ver informações sigilosas, a API exige que o usuário dono da conta dê permissão explícita ao aplicativo antes que ele tenha acesso à mesma </text:span><text:reference-mark-start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NS1S8OTliX"/><text:span text:style-name="T7">(TWITTER INC., 2012)</text:span><text:reference-mark-end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NS1S8OTliX"/><text:span text:style-name="T5">⁠.</text:span></text:p>
      <text:p text:style-name="P3">Nos tópicos a seguir serão abordados os assuntos relacionados às tarefas a serem executadas durante a <text:span text:style-name="T11">pesquisa.</text:span> Na seção 4 há uma explicação <text:s/>de como será o ambiente de coleta e processamento dos dados, na 5 uma explicação sobre a API Twitter, que será fonte dos dados e como os eles serão recuperados. E por fim, na seção 6 aponta-se <text:span text:style-name="T8">possíveis</text:span> análises a serem feitas com base nos dados coletados.</text:p>
      <text:h text:style-name="SBC_3a_title_3a_1" text:outline-level="1">O ambiente para coleta e análise dos dados</text:h>
      <text:p text:style-name="P8">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em 2008, cada cluster dos <text:span text:style-name="T4">data centers</text:span> do Google era composto por aproximadamente 1800 maquinas, cada uma com dois processadores Intel Xeon de 2GHz, 4GB de memória RAM, e dois discos IDE de 160GB <text:reference-mark-start text:name="ADDIN CSL_CITATION {&quot;mendeley&quot;: {&quot;previouslyFormattedCitation&quot;: &quot;(DEAN e GHEMAWAT, 2008)&quot;}, &quot;citationItems&quot;: [{&quot;uris&quot;: [&quot;http://www.mendeley.com/documents/?uuid=93e64e7d-42bb-4086-98c8-d3d5039b69cd&quot;], &quot;id&quot;: &quot;ITEM-1&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YUzAVffAM"/><text:span text:style-name="T6">(DEAN e GHEMAWAT, 2008)</text:span><text:reference-mark-end text:name="ADDIN CSL_CITATION {&quot;mendeley&quot;: {&quot;previouslyFormattedCitation&quot;: &quot;(DEAN e GHEMAWAT, 2008)&quot;}, &quot;citationItems&quot;: [{&quot;uris&quot;: [&quot;http://www.mendeley.com/documents/?uuid=93e64e7d-42bb-4086-98c8-d3d5039b69cd&quot;], &quot;id&quot;: &quot;ITEM-1&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YUzAVffAM"/>⁠. Esses dados demonstram que não é necessário usar hardware com alto poder de processamento, pois o MapReduce se encarrega de dividir a tarefa em partes menores, cada uma processada em uma máquina diferente.</text:p>
      <text:p text:style-name="SBC_3a_paragraph_3a_first">Nesse trabalho, pretende-se criar uma infraestrutura reduzida, com aproximadamente 10 <text:span text:style-name="T11">máquinas</text:span>, onde serão armazenados e processados os dados coletados do Twitter. Em cada maquina será instalada uma instância do Hadoop e do Hbase, possibilitando o processamento distribuído dos dados.</text:p>
      <text:h text:style-name="P5" text:outline-level="1">Coleta de dados do twitter</text:h>
      <text:p text:style-name="P8"><text:s/>Utilizando a API do Twitter, foi construída uma ferramenta capaz de recuperar uma grande parte dos <text:span text:style-name="T4">tweets </text:span><text:span text:style-name="T5">dos usuários de todo o mundo contendo uma ou mais palavras chaves entre um grupo de termos predefinidos. Para isso foi usada a</text:span> funcionalidade de pesquisa da API, onde se pode procurar em tempo real, <text:span text:style-name="T4">tweets que</text:span> contenham os termos indicados em uma busca <text:reference-mark-start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wqeIXEpixh"/><text:span text:style-name="T6">(TWITTER INC., 2012)</text:span><text:reference-mark-end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wqeIXEpixh"/>⁠. 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h text:style-name="SBC_3a_title_3a_1" text:outline-level="1">Analise estatística dos dados</text:h>
      <text:p text:style-name="P8">A partir <text:span text:style-name="T9">dos</text:span>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 No aspecto do desempenho da estrutura montada para coleta e análise, serão obtidos dados como: quantidade de dados analisados por unidade de tempo, aumento do desempenho com o aumento do numero de maquinas envolvidas, entre outros. A partir da análise dos <text:span text:style-name="T4">tweets </text:span><text:span text:style-name="T5">armazenados, pode-</text:span><text:soft-page-break/><text:span text:style-name="T5">se obter dois tipos de informações: Estatísticas da repercussão das Olimpíadas no Twitter, e dados de desempenho do ambiente de análise.</text:span></text:p>
      <text:h text:style-name="P7" text:outline-level="2"><text:span text:style-name="T14">Repercussão</text:span> das olimpíadas no Twitter</text:h>
      <text:p text:style-name="P8">Dentre outras, pode-se obter as seguintes informações: Quantidade de cometários feitos, assuntos mais populares, modalidades esportivas mais populares, atletas mais populares, países mais populares, usuários do twitter com maior interação com o público (usuários mais populares), sites externos mais referenciados. Todos essas informações acima podem ainda ser agrupadas por idioma e período de publicação (data, hora, dia da semana).</text:p>
      <text:h text:style-name="SBC_3a_title_3a_2" text:outline-level="2">Desempenho do ambiente de análise</text:h>
      <text:p text:style-name="SBC_3a_paragraph_3a_first">Durante o a coleta e processamento dos dados, pode-se medir o desempenho das ferramentas escolhidas, obtendo dados como: Volume de dados coletados por período de tempo, volume de dados processados por unidade de tempo, tempo de escrita de dados, tempo de recuperação de dados, capacidade de tolerância à falhas, aumento ou diminuição do desempenho com a variação do numero de maquinas.</text:p>
      <text:p text:style-name="SBC_3a_references">Referencias</text:p>
      <text:p text:style-name="SBC_3a_reference">BRITO, R. W. <text:span text:style-name="T2">Bancos de Dados NoSQL x SGBDs Relacionais:Análise Comparativa</text:span>. . [S.l: s.n.], 2010.</text:p>
      <text:p text:style-name="SBC_3a_reference">DEAN, J. e GHEMAWAT, S. MapReduce: Simplified data processing on large clusters. <text:span text:style-name="T2">OSDI ’04: 6th Symposium on Operating Systems Design and Implementation</text:span>, p. 137-149, 2004. </text:p>
      <text:p text:style-name="P2">DEAN, J. e GHEMAWAT, S. MapReduce. <text:span text:style-name="T2">Communications of the ACM</text:span>, v. 51, n. 1, p. 107, doi:10.1145/1327452.1327492, 2008. </text:p>
      <text:p text:style-name="P2">DIANA, M. DE e GEROSA, M. A. NoSQL na Web 2.0: Um Estudo Comparativo de Bancos Não-Relacionais para Armazenamento de Dados na Web 2.0. <text:span text:style-name="T2">Workshop de Teses e Dissertações de Bancos de Dados do Simpósio Brasileiro de Bancos de Dados WTDBD2010</text:span>, 2010. </text:p>
      <text:p text:style-name="P2">GEORGE, L. <text:span text:style-name="T13">HBase</text:span><text:span text:style-name="T2">: The Definitive Guide</text:span>. [S.l: s.n.], 2011. </text:p>
      <text:p text:style-name="P2">JAVA, A.;; SONG, X. e FININ, T. <text:span text:style-name="T2">Why we twitter: understanding microblogging usage and </text:span><text:span text:style-name="T13">communities</text:span><text:span text:style-name="T12">.</text:span> <text:span text:style-name="T2">Proceedings of the 9th WebKDD and</text:span>. [S.l: s.n.], 2007.</text:p>
      <text:p text:style-name="P2">LEE, K.-ha et al. Parallel Data Processing with MapReduce : A Survey. <text:span text:style-name="T2">Architecture</text:span>. [S.l.]: ACM, 2011. v. 40p. 11-20. </text:p>
      <text:p text:style-name="P2">LIN, J. e DYER, C. <text:span text:style-name="T12">Data-Intensive</text:span> Text Processing with MapReduce. <text:span text:style-name="T2">Synthesis Lectures on Human Language Technologies</text:span>, v. 3, n. 1, p. 1-177, doi:10.2200/S00274ED1V01Y201006HLT007, 2010. </text:p>
      <text:p text:style-name="P2">TAYLOR, <text:span text:style-name="T12">R.</text:span> C. An overview of the Hadoop/MapReduce/HBase framework and its current applications in bioinformatics. <text:span text:style-name="T2">BMC Bioinformatics</text:span>, v. 11, n. Suppl 12, p. S1, 2010. </text:p>
      <text:p text:style-name="P2"><text:soft-page-break/>THANOS, C.;; MANEGOLD, S. e KERSTEN, M. <text:span text:style-name="T2">Big Data</text:span>. [S.l.]: Manning Publications Co, 2012. v. 455p. 10-13</text:p>
      <text:p text:style-name="P2">TWITTER INC. <text:span text:style-name="T2">Documentação API Twitter</text:span>. Disponível em: &lt;dev.twitter.com&gt;. Acesso em: 18 abr. 2012. </text:p>
      <text:p text:style-name="P2">VARLEY, I.;; AZIZ, A. e AZIZ, C. No Relation: The Mixed Blessings of Non-Relational Databases. 2009. </text:p>
      <text:p text:style-name="P2">WHITE, T. <text:span text:style-name="T13">Hadoop</text:span><text:span text:style-name="T2">: The definitive guide</text:span>. 2nd Editio ed. [S.l: s.n.], 2010. p. 625</text:p>
      <text:p text:style-name="P2">ZAGO, G. O <text:span text:style-name="T12">Twitter</text:span> como suporte para produção e difusão de conteúdos jornalísticos. <text:span text:style-name="T2">Ciberlegenda</text:span>, n. 6, p. 1-16, 2009. </text:p>
      <text:p text:style-name="P1"/>
      <text:p text:style-name="SBC_3a_references">References</text:p>
      <text:p text:style-name="SBC_3a_reference">Boulic, R. and Re<text:tab/>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HG Mincho Light J" svg:font-family="'HG Mincho Light J', 'Times New Roman'"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100%"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100%"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100%"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100%"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100%"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100%"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100%"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100%"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100%"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100%"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100%"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100%"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100%"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100%"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100%"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100%"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100%"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100%"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arágrafo_20_1" style:display-name="Parágrafo 1" style:family="paragraph" style:parent-style-name="Text_20_body">
      <style:paragraph-properties fo:margin="100%" fo:margin-left="0cm" fo:margin-right="0cm" fo:margin-top="0cm" fo:margin-bottom="0cm" fo:text-indent="1.251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0-08-03T10:11:27.48</meta:creation-date>
    <dc:language>pt-BR</dc:language>
    <meta:editing-cycles>3</meta:editing-cycles>
    <meta:editing-duration>PT35S</meta:editing-duration>
    <dc:date>2012-09-20T17:17:54</dc:date>
    <dc:creator>System User</dc:creator>
    <meta:document-statistic meta:table-count="0" meta:image-count="0" meta:object-count="0" meta:page-count="7" meta:paragraph-count="73" meta:word-count="2773" meta:character-count="17700" meta:non-whitespace-character-count="15244"/>
    <meta:user-defined meta:name="Info 1"/>
    <meta:user-defined meta:name="Info 2"/>
    <meta:user-defined meta:name="Info 3"/>
    <meta:user-defined meta:name="Info 4"/>
  </office:meta>
</office:document-meta>
</file>